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Black" svg:font-family="'Roboto Black'" style:font-pitch="variable"/>
    <style:font-face style:name="Roboto Condensed" svg:font-family="'Roboto Condensed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338cm" fo:min-width="0.65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628cm" fo:min-width="3.173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583cm" fo:min-width="4.473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583cm" fo:min-width="5.853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606cm" fo:min-width="7.12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584cm" fo:min-width="8.448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58220" draw:marker-start-width="0.321cm" draw:marker-end-width="0.321cm" draw:fill-color="#f58220" draw:textarea-horizontal-align="justify" draw:textarea-vertical-align="middle" draw:auto-grow-height="false" fo:min-height="0.583cm" fo:min-width="9.75cm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="none" fo:min-height="0.556cm"/>
      <style:paragraph-properties style:writing-mode="lr-tb"/>
    </style:style>
    <style:style style:name="gr9" style:family="graphic" style:parent-style-name="standard">
      <style:graphic-properties draw:stroke="none" draw:fill="none" fo:min-height="0.993cm"/>
      <style:paragraph-properties style:writing-mode="lr-tb"/>
    </style:style>
    <style:style style:name="gr10" style:family="graphic" style:parent-style-name="standard">
      <style:graphic-properties draw:stroke="none" draw:fill="none" fo:min-height="0.497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22cm" fo:min-width="3.766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4.905cm" fo:min-width="4.147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f47920" draw:marker-start-width="0.279cm" draw:marker-end-width="0.279cm" draw:fill="none" draw:textarea-horizontal-align="justify" draw:textarea-vertical-align="middle" draw:auto-grow-height="false" fo:min-height="0.714cm" fo:min-width="3.866cm" fo:padding-top="0.151cm" fo:padding-bottom="0.151cm" fo:padding-left="0.276cm" fo:padding-right="0.276cm"/>
      <style:paragraph-properties style:writing-mode="lr-tb"/>
    </style:style>
    <style:style style:name="gr14" style:family="graphic" style:parent-style-name="objectwithoutfill">
      <style:graphic-properties svg:stroke-width="0.053cm" svg:stroke-color="#33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f479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f4792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81cm" svg:stroke-color="#f58220" draw:marker-start-width="0.321cm" draw:marker-end-width="0.321cm" draw:fill="none" draw:fill-color="#ffffff" draw:textarea-horizontal-align="justify" draw:textarea-vertical-align="middle" draw:auto-grow-height="false" fo:min-height="0.338cm" fo:min-width="0.656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width="0.081cm" svg:stroke-color="#f58220" draw:marker-start-width="0.321cm" draw:marker-end-width="0.321cm" draw:fill="none" draw:fill-color="#ffffff" draw:textarea-horizontal-align="justify" draw:textarea-vertical-align="middle" draw:auto-grow-height="false" fo:min-height="0.318cm" fo:min-width="1.957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58220" draw:marker-start-width="0.321cm" draw:marker-end-width="0.321cm" draw:fill="none" draw:fill-color="#ffffff" draw:textarea-horizontal-align="justify" draw:textarea-vertical-align="middle" draw:auto-grow-height="false" fo:min-height="0.327cm" fo:min-width="3.053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f58220" draw:marker-start-width="0.321cm" draw:marker-end-width="0.321cm" draw:fill="none" draw:fill-color="#ffffff" draw:textarea-horizontal-align="justify" draw:textarea-vertical-align="middle" draw:auto-grow-height="false" fo:min-height="0.345cm" fo:min-width="4.171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f58220" draw:marker-start-width="0.321cm" draw:marker-end-width="0.321cm" draw:fill="none" draw:fill-color="#ffffff" draw:textarea-horizontal-align="justify" draw:textarea-vertical-align="middle" draw:auto-grow-height="false" fo:min-height="0.38cm" fo:min-width="5.266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f58220" draw:marker-start-width="0.321cm" draw:marker-end-width="0.321cm" draw:fill="none" draw:fill-color="#ffffff" draw:textarea-horizontal-align="justify" draw:textarea-vertical-align="middle" draw:auto-grow-height="false" fo:min-height="0.374cm" fo:min-width="6.36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f58220" draw:marker-start-width="0.321cm" draw:marker-end-width="0.321cm" draw:fill-color="#f58220" draw:textarea-horizontal-align="justify" draw:textarea-vertical-align="middle" draw:auto-grow-height="false" fo:min-height="0.381cm" fo:min-width="7.466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05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9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5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3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98cm"/>
      <style:paragraph-properties style:writing-mode="lr-tb"/>
    </style:style>
    <style:style style:name="gr33" style:family="graphic" style:parent-style-name="objectwithoutfill">
      <style:graphic-properties svg:stroke-width="0.081cm" svg:stroke-color="#f4792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draw:stroke="dash" draw:stroke-dash="Fine_20_Dashed" svg:stroke-width="0.081cm" svg:stroke-color="#99999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69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528cm"/>
      <style:paragraph-properties style:writing-mode="lr-tb"/>
    </style:style>
    <style:style style:name="gr37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12.55cm" fo:min-width="0cm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6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2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  <style:paragraph-properties style:writing-mode="lr-tb"/>
    </style:style>
    <style:style style:name="gr42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0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8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  <style:paragraph-properties style:writing-mode="lr-tb"/>
    </style:style>
    <style:style style:name="gr47" style:family="graphic" style:parent-style-name="standard">
      <style:graphic-properties draw:stroke="dash" draw:stroke-dash="Fine_20_Dashed" svg:stroke-width="0.053cm" svg:stroke-color="#999999" draw:marker-start-width="0.279cm" draw:marker-end-width="0.279cm" draw:fill="none" draw:opacity="100%" draw:textarea-horizontal-align="justify" draw:textarea-vertical-align="top" draw:auto-grow-height="false" fo:min-height="3.596cm" fo:min-width="15.919cm" fo:padding-top="0.151cm" fo:padding-bottom="0.151cm" fo:padding-left="0.276cm" fo:padding-right="0.276cm"/>
      <style:paragraph-properties style:writing-mode="lr-tb"/>
    </style:style>
    <style:style style:name="gr48" style:family="graphic" style:parent-style-name="standard">
      <style:graphic-properties draw:stroke="dash" draw:stroke-dash="Fine_20_Dashed" svg:stroke-width="0.053cm" svg:stroke-color="#999999" draw:marker-start-width="0.279cm" draw:marker-end-width="0.279cm" draw:fill="none" draw:textarea-horizontal-align="justify" draw:textarea-vertical-align="bottom" draw:auto-grow-height="false" fo:min-height="3.234cm" fo:min-width="3.13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>
      <style:graphic-properties draw:stroke="dash" draw:stroke-dash="Fine_20_Dashed" svg:stroke-width="0.053cm" svg:stroke-color="#999999" draw:marker-start-width="0.279cm" draw:marker-end-width="0.279cm" draw:fill="none" draw:textarea-horizontal-align="justify" draw:textarea-vertical-align="bottom" draw:auto-grow-height="false" fo:min-height="3.234cm" fo:min-width="3.167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>
      <style:graphic-properties draw:stroke="dash" draw:stroke-dash="Fine_20_Dashed" svg:stroke-width="0.053cm" svg:stroke-color="#999999" draw:marker-start-width="0.279cm" draw:marker-end-width="0.279cm" draw:fill="none" draw:textarea-horizontal-align="justify" draw:textarea-vertical-align="bottom" draw:auto-grow-height="false" fo:min-height="3.075cm" fo:min-width="7.569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>
      <style:graphic-properties svg:stroke-width="0.106cm" svg:stroke-color="#c9211e" draw:marker-start-width="0.359cm" draw:marker-end-width="0.359cm" draw:fill="none" draw:textarea-horizontal-align="justify" draw:textarea-vertical-align="middle" draw:auto-grow-height="false" fo:min-height="2.036cm" fo:min-width="9.787cm" fo:padding-top="0.178cm" fo:padding-bottom="0.178cm" fo:padding-left="0.303cm" fo:padding-right="0.303cm"/>
      <style:paragraph-properties style:writing-mode="lr-tb"/>
    </style:style>
    <style:style style:name="gr52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559cm" fo:min-width="0.309cm" fo:padding-top="0.165cm" fo:padding-bottom="0.165cm" fo:padding-left="0.29cm" fo:padding-right="0.29cm"/>
      <style:paragraph-properties style:writing-mode="lr-tb"/>
    </style:style>
    <style:style style:name="gr53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75cm" fo:min-width="0.5cm" fo:padding-top="0.165cm" fo:padding-bottom="0.165cm" fo:padding-left="0.29cm" fo:padding-right="0.29cm"/>
    </style:style>
    <style:style style:name="gr54" style:family="graphic" style:parent-style-name="objectwithoutfill">
      <style:graphic-properties draw:stroke="solid" svg:stroke-width="0.081cm" svg:stroke-color="#ffffff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55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12cm" fo:min-width="5.941cm"/>
      <style:paragraph-properties style:writing-mode="lr-tb"/>
    </style:style>
    <style:style style:name="gr56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12cm" fo:min-width="1.221cm"/>
      <style:paragraph-properties style:writing-mode="lr-tb"/>
    </style:style>
    <style:style style:name="gr57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12cm" fo:min-width="1.975cm"/>
      <style:paragraph-properties style:writing-mode="lr-tb"/>
    </style:style>
    <style:style style:name="gr58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12cm" fo:min-width="2.398cm"/>
      <style:paragraph-properties style:writing-mode="lr-tb"/>
    </style:style>
    <style:style style:name="gr59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60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12cm" fo:min-width="3.829cm"/>
      <style:paragraph-properties style:writing-mode="lr-tb"/>
    </style:style>
    <style:style style:name="gr61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479cm" fo:min-width="0.229cm" fo:padding-top="0.165cm" fo:padding-bottom="0.165cm" fo:padding-left="0.29cm" fo:padding-right="0.29cm"/>
      <style:paragraph-properties style:writing-mode="lr-tb"/>
    </style:style>
    <style:style style:name="gr62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67cm" fo:min-width="0.42cm" fo:padding-top="0.165cm" fo:padding-bottom="0.165cm" fo:padding-left="0.29cm" fo:padding-right="0.29cm"/>
    </style:style>
    <style:style style:name="P1" style:family="paragraph">
      <style:paragraph-properties fo:text-align="center" style:writing-mode="lr-tb"/>
      <style:text-properties style:font-name="Roboto Condensed" fo:font-size="12pt"/>
    </style:style>
    <style:style style:name="P2" style:family="paragraph">
      <loext:graphic-properties draw:fill-color="#ffffff"/>
      <style:paragraph-properties fo:text-align="center" style:writing-mode="lr-tb"/>
      <style:text-properties style:font-name="Roboto Condensed" fo:font-size="12pt"/>
    </style:style>
    <style:style style:name="P3" style:family="paragraph">
      <loext:graphic-properties draw:fill-color="#ffffff"/>
      <style:paragraph-properties fo:text-align="center"/>
      <style:text-properties style:font-name="Roboto Condensed" fo:font-size="12pt"/>
    </style:style>
    <style:style style:name="P4" style:family="paragraph">
      <loext:graphic-properties draw:fill-color="#f58220"/>
      <style:paragraph-properties fo:text-align="center"/>
      <style:text-properties style:font-name="Roboto Condensed" fo:font-size="1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style:font-name="Roboto Condensed" fo:font-size="12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 style:writing-mode="lr-tb"/>
      <style:text-properties fo:color="#ffffff" loext:opacity="100%" style:font-name="Roboto Condensed" fo:font-size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ffffff" loext:opacity="100%" style:font-name="Roboto Condensed" fo:font-size="12pt"/>
    </style:style>
    <style:style style:name="P12" style:family="paragraph">
      <loext:graphic-properties draw:fill="none" draw:fill-color="#ffffff"/>
      <style:paragraph-properties fo:text-align="center"/>
      <style:text-properties fo:color="#ffffff" loext:opacity="100%" style:font-name="Roboto Condensed" fo:font-size="12pt"/>
    </style:style>
    <style:style style:name="P13" style:family="paragraph">
      <loext:graphic-properties draw:fill="none"/>
      <style:paragraph-properties fo:text-align="center" style:writing-mode="lr-tb"/>
      <style:text-properties fo:color="#ffffff" loext:opacity="100%" style:font-name="Roboto Condensed" fo:font-size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ffffff" loext:opacity="100%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color="#f10d0c" loext:opacity="100%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color="#c9211e" loext:opacity="100%" fo:font-weight="bold" style:font-weight-asian="bold" style:font-weight-complex="bold"/>
    </style:style>
    <style:style style:name="P19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0" style:family="paragraph">
      <loext:graphic-properties draw:fill="none" draw:opacity="100%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1" style:family="paragraph">
      <loext:graphic-properties draw:fill="non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2" style:family="paragraph">
      <style:paragraph-properties fo:text-align="center" style:writing-mode="lr-tb"/>
      <style:text-properties fo:color="#ff8000" loext:opacity="100%" style:font-name="Roboto Black"/>
    </style:style>
    <style:style style:name="P23" style:family="paragraph">
      <loext:graphic-properties draw:fill="none"/>
      <style:paragraph-properties fo:text-align="center" style:writing-mode="lr-tb"/>
      <style:text-properties fo:color="#ff8000" loext:opacity="100%" style:font-name="Roboto Black"/>
    </style:style>
    <style:style style:name="P24" style:family="paragraph">
      <loext:graphic-properties draw:fill="none"/>
      <style:paragraph-properties fo:text-align="center"/>
      <style:text-properties fo:color="#ff8000" loext:opacity="100%" style:font-name="Roboto Black"/>
    </style:style>
    <style:style style:name="P25" style:family="paragraph">
      <loext:graphic-properties draw:fill="solid"/>
      <style:paragraph-properties fo:text-align="center"/>
      <style:text-properties fo:color="#ff8000" loext:opacity="100%"/>
    </style:style>
    <style:style style:name="P26" style:family="paragraph">
      <loext:graphic-properties draw:fill="none" draw:fill-color="#ffffff"/>
      <style:paragraph-properties style:writing-mode="lr-tb"/>
      <style:text-properties fo:color="#ff8000" loext:opacity="100%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ff8000" loext:opacity="100%"/>
    </style:style>
    <style:style style:name="T1" style:family="text">
      <style:text-properties style:font-name="Roboto Condensed" fo:font-size="12pt"/>
    </style:style>
    <style:style style:name="T2" style:family="text">
      <style:text-properties fo:color="#ffffff" loext:opacity="100%" style:font-name="Roboto Condensed" fo:font-size="12pt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fo:font-weight="bold" style:font-weight-asian="bold" style:font-weight-complex="bold"/>
    </style:style>
    <style:style style:name="T5" style:family="text">
      <style:text-properties fo:color="#f10d0c" loext:opacity="100%" fo:font-weight="bold" style:font-weight-asian="bold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ff8000" loext:opacity="100%" style:font-name="Roboto Black"/>
    </style:style>
    <style:style style:name="T8" style:family="text">
      <style:text-properties fo:color="#ff8000" loext:opacity="100%" fo:font-weight="bold" style:font-weight-asian="bold" style:font-weight-complex="bold"/>
    </style:style>
    <style:style style:name="T9" style:family="text">
      <style:text-properties fo:color="#ff8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7cm" svg:height="2.005cm" svg:x="14.239cm" svg:y="4.035cm">
          <text:p text:style-name="P1"><text:span text:style-name="T1">Beta</text:span></text:p>
          <text:p text:style-name="P1"><text:span text:style-name="T1">Testing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3.753cm" svg:height="0.958cm" svg:x="13.606cm" svg:y="6.246cm">
          <text:p/>
          <draw:enhanced-geometry svg:viewBox="0 0 21600 21600" draw:mirror-vertical="true" draw:mirror-horizontal="false" draw:glue-points="?f6 10800 10800 21600 ?f5 10800 10800 0" draw:text-areas="?f3 ?f3 ?f4 ?f4" draw:type="trapezoid" draw:modifiers="3156.3099630996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3" draw:layer="layout" svg:width="5.053cm" svg:height="0.913cm" svg:x="12.98cm" svg:y="7.477cm">
          <text:p/>
          <draw:enhanced-geometry svg:viewBox="0 0 21600 21600" draw:mirror-vertical="true" draw:mirror-horizontal="false" draw:glue-points="?f6 10800 10800 21600 ?f5 10800 10800 0" draw:text-areas="?f3 ?f3 ?f4 ?f4" draw:type="trapezoid" draw:modifiers="2312.6662001399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xml:id="id1" draw:id="id1" draw:layer="layout" svg:width="6.433cm" svg:height="0.913cm" svg:x="12.273cm" svg:y="8.657cm">
          <text:p/>
          <draw:enhanced-geometry svg:viewBox="0 0 21600 21600" draw:mirror-vertical="true" draw:mirror-horizontal="false" draw:glue-points="?f6 10800 10800 21600 ?f5 10800 10800 0" draw:text-areas="?f3 ?f3 ?f4 ?f4" draw:type="trapezoid" draw:modifiers="1938.0049464138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3" xml:id="id11" draw:id="id11" draw:layer="layout" svg:width="7.702cm" svg:height="0.936cm" svg:x="11.654cm" svg:y="9.821cm">
          <text:p/>
          <draw:enhanced-geometry svg:viewBox="0 0 21600 21600" draw:mirror-vertical="true" draw:mirror-horizontal="false" draw:glue-points="?f6 10800 10800 21600 ?f5 10800 10800 0" draw:text-areas="?f3 ?f3 ?f4 ?f4" draw:type="trapezoid" draw:modifiers="1538.9502762430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3" xml:id="id8" draw:id="id8" draw:layer="layout" svg:width="9.028cm" svg:height="0.914cm" svg:x="10.981cm" svg:y="11.046cm">
          <text:p/>
          <draw:enhanced-geometry svg:viewBox="0 0 21600 21600" draw:mirror-vertical="true" draw:mirror-horizontal="false" draw:glue-points="?f6 10800 10800 21600 ?f5 10800 10800 0" draw:text-areas="?f3 ?f3 ?f4 ?f4" draw:type="trapezoid" draw:modifiers="1347.35605170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4" draw:layer="layout" svg:width="10.33cm" svg:height="0.913cm" svg:x="10.33cm" svg:y="12.182cm">
          <text:p/>
          <draw:enhanced-geometry svg:viewBox="0 0 21600 21600" draw:mirror-vertical="true" draw:mirror-horizontal="false" draw:glue-points="?f6 10800 10800 21600 ?f5 10800 10800 0" draw:text-areas="?f3 ?f3 ?f4 ?f4" draw:type="trapezoid" draw:modifiers="1147.933247753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6" xml:id="id7" draw:id="id7" draw:layer="layout" svg:width="9.144cm" svg:height="0.806cm" svg:x="10.893cm" svg:y="12.282cm">
          <draw:text-box>
            <text:p text:style-name="P5"><text:span text:style-name="T1">Unit Testing: test each unit (method) individually</text:span></text:p>
          </draw:text-box>
        </draw:frame>
        <draw:frame draw:style-name="gr9" draw:text-style-name="P6" draw:layer="layout" svg:width="8.001cm" svg:height="1.243cm" svg:x="11.528cm" svg:y="10.893cm">
          <draw:text-box>
            <text:p text:style-name="P5"><text:span text:style-name="T1">Component Testing: test each class, file, module</text:span></text:p>
          </draw:text-box>
        </draw:frame>
        <draw:frame draw:style-name="gr9" draw:text-style-name="P6" draw:layer="layout" svg:width="6.477cm" svg:height="1.243cm" svg:x="12.29cm" svg:y="9.674cm">
          <draw:text-box>
            <text:p text:style-name="P5"><text:span text:style-name="T1">Integration Testing: test how modules interact with each other</text:span></text:p>
          </draw:text-box>
        </draw:frame>
        <draw:frame draw:style-name="gr9" draw:text-style-name="P6" draw:layer="layout" svg:width="6.35cm" svg:height="1.243cm" svg:x="12.29cm" svg:y="8.505cm">
          <draw:text-box>
            <text:p text:style-name="P5"><text:span text:style-name="T1">System Testing: test the overall functionality of the system</text:span></text:p>
          </draw:text-box>
        </draw:frame>
        <draw:frame draw:style-name="gr8" draw:text-style-name="P6" draw:layer="layout" svg:width="3.937cm" svg:height="0.806cm" svg:x="13.56cm" svg:y="7.596cm">
          <draw:text-box>
            <text:p text:style-name="P5"><text:span text:style-name="T1">Acceptance Testing</text:span></text:p>
          </draw:text-box>
        </draw:frame>
        <draw:frame draw:style-name="gr10" draw:text-style-name="P6" draw:layer="layout" svg:width="10.442cm" svg:height="0.747cm" svg:x="10.258cm" svg:y="6.367cm">
          <draw:text-box>
            <text:p text:style-name="P5"><text:span text:style-name="T1">Alpha Testing</text:span></text:p>
          </draw:text-box>
        </draw:frame>
        <draw:custom-shape draw:style-name="gr11" draw:text-style-name="P8" xml:id="id2" draw:id="id2" draw:layer="layout" svg:width="4.318cm" svg:height="1.524cm" svg:x="2cm" svg:y="4.416cm">
          <text:p text:style-name="P7">main class P</text:p>
          <draw:enhanced-geometry svg:viewBox="0 0 21600 21600" draw:type="rectangle" draw:enhanced-path="M 0 0 L 21600 0 21600 21600 0 21600 0 0 Z N"/>
        </draw:custom-shape>
        <draw:custom-shape draw:style-name="gr12" draw:text-style-name="P8" xml:id="id10" draw:id="id10" draw:layer="layout" svg:width="4.699cm" svg:height="5.207cm" svg:x="-1.648cm" svg:y="7.464cm">
          <text:p text:style-name="P7">Class A</text:p>
          <draw:enhanced-geometry svg:viewBox="0 0 21600 21600" draw:type="rectangle" draw:enhanced-path="M 0 0 L 21600 0 21600 21600 0 21600 0 0 Z N"/>
        </draw:custom-shape>
        <draw:custom-shape draw:style-name="gr12" draw:text-style-name="P8" xml:id="id9" draw:id="id9" draw:layer="layout" svg:width="4.699cm" svg:height="5.207cm" svg:x="5.352cm" svg:y="7.464cm">
          <text:p text:style-name="P7">Class B</text:p>
          <draw:enhanced-geometry svg:viewBox="0 0 21600 21600" draw:type="rectangle" draw:enhanced-path="M 0 0 L 21600 0 21600 21600 0 21600 0 0 Z N"/>
        </draw:custom-shape>
        <draw:custom-shape draw:style-name="gr13" draw:text-style-name="P8" xml:id="id3" draw:id="id3" draw:layer="layout" svg:width="4.418cm" svg:height="1.016cm" svg:x="-1.521cm" svg:y="8.861cm">
          <text:p text:style-name="P7">method mA1()</text:p>
          <draw:enhanced-geometry svg:viewBox="0 0 21600 21600" draw:type="rectangle" draw:enhanced-path="M 0 0 L 21600 0 21600 21600 0 21600 0 0 Z N"/>
        </draw:custom-shape>
        <draw:custom-shape draw:style-name="gr13" draw:text-style-name="P8" xml:id="id6" draw:id="id6" draw:layer="layout" svg:width="4.418cm" svg:height="1.016cm" svg:x="-1.521cm" svg:y="10.861cm">
          <text:p text:style-name="P7">method mA2()</text:p>
          <draw:enhanced-geometry svg:viewBox="0 0 21600 21600" draw:type="rectangle" draw:enhanced-path="M 0 0 L 21600 0 21600 21600 0 21600 0 0 Z N"/>
        </draw:custom-shape>
        <draw:custom-shape draw:style-name="gr13" draw:text-style-name="P8" xml:id="id4" draw:id="id4" draw:layer="layout" svg:width="4.418cm" svg:height="1.016cm" svg:x="5.479cm" svg:y="8.861cm">
          <text:p text:style-name="P7">method mB1()</text:p>
          <draw:enhanced-geometry svg:viewBox="0 0 21600 21600" draw:type="rectangle" draw:enhanced-path="M 0 0 L 21600 0 21600 21600 0 21600 0 0 Z N"/>
        </draw:custom-shape>
        <draw:custom-shape draw:style-name="gr13" draw:text-style-name="P8" xml:id="id5" draw:id="id5" draw:layer="layout" svg:width="4.418cm" svg:height="1.016cm" svg:x="5.479cm" svg:y="10.861cm">
          <text:p text:style-name="P7">method mB2()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draw:type="curve" draw:line-skew="2.435cm" svg:x1="12.562cm" svg:y1="9.117cm" svg:x2="4.159cm" svg:y2="4.416cm" draw:start-shape="id1" draw:start-glue-point="6" draw:end-shape="id2" draw:end-glue-point="0" svg:d="M12562 9117c-1258 0-1047-2614-2834-3987s-5569-1504-5569-714" svg:viewBox="0 0 8404 5187">
          <text:p/>
        </draw:connector>
        <draw:connector draw:style-name="gr15" draw:text-style-name="P9" draw:layer="layout" draw:type="line" svg:x1="2.897cm" svg:y1="9.369cm" svg:x2="5.479cm" svg:y2="9.369cm" draw:start-shape="id3" draw:start-glue-point="1" draw:end-shape="id4" draw:end-glue-point="3" svg:d="M2897 9369h2582" svg:viewBox="0 0 2583 1">
          <text:p/>
        </draw:connector>
        <draw:connector draw:style-name="gr15" draw:text-style-name="P9" xml:id="id13" draw:id="id13" draw:layer="layout" draw:type="line" svg:x1="2.897cm" svg:y1="9.369cm" svg:x2="5.479cm" svg:y2="11.369cm" draw:start-shape="id3" draw:start-glue-point="1" draw:end-shape="id5" draw:end-glue-point="3" svg:d="M2897 9369l2582 2000" svg:viewBox="0 0 2583 2001">
          <text:p/>
        </draw:connector>
        <draw:connector draw:style-name="gr15" draw:text-style-name="P9" draw:layer="layout" draw:type="line" svg:x1="2.897cm" svg:y1="11.369cm" svg:x2="5.479cm" svg:y2="11.369cm" draw:start-shape="id6" draw:start-glue-point="1" draw:end-shape="id5" draw:end-glue-point="3" svg:d="M2897 11369h2582" svg:viewBox="0 0 2583 1">
          <text:p/>
        </draw:connector>
        <draw:connector draw:style-name="gr14" draw:text-style-name="P9" draw:layer="layout" draw:type="curve" svg:x1="15.465cm" svg:y1="13.088cm" svg:x2="0.688cm" svg:y2="11.877cm" draw:start-shape="id7" draw:start-glue-point="2" draw:end-shape="id6" draw:end-glue-point="2" svg:d="M15465 13088c0 750-14777 1355-14777-1211" svg:viewBox="0 0 14778 1861">
          <text:p/>
        </draw:connector>
        <draw:connector draw:style-name="gr14" draw:text-style-name="P9" draw:layer="layout" draw:type="curve" svg:x1="11.262cm" svg:y1="11.504cm" svg:x2="6.318cm" svg:y2="5.178cm" draw:start-shape="id8" draw:start-glue-point="6" draw:end-shape="id2" draw:end-glue-point="1" svg:d="M11262 11504c-3928 0-1457-6326-4944-6326" svg:viewBox="0 0 4945 6327">
          <text:p/>
        </draw:connector>
        <draw:connector draw:style-name="gr14" draw:text-style-name="P9" draw:layer="layout" draw:type="curve" svg:x1="11.262cm" svg:y1="11.504cm" svg:x2="10.051cm" svg:y2="10.067cm" draw:start-shape="id8" draw:start-glue-point="6" draw:end-shape="id9" draw:end-glue-point="1" svg:d="M11262 11504c-1129 0-524-1437-1211-1437" svg:viewBox="0 0 1212 1438">
          <text:p/>
        </draw:connector>
        <draw:connector draw:style-name="gr14" draw:text-style-name="P9" draw:layer="layout" draw:type="curve" draw:line-skew="3.973cm" svg:x1="11.262cm" svg:y1="11.504cm" svg:x2="0.701cm" svg:y2="12.671cm" draw:start-shape="id8" draw:start-glue-point="6" draw:end-shape="id10" draw:end-glue-point="2" svg:d="M11262 11504c-420 0-350 847-2885 1336s-7676 620-7676-169" svg:viewBox="0 0 10562 1732">
          <text:p/>
        </draw:connector>
        <draw:connector draw:style-name="gr16" draw:text-style-name="P9" xml:id="id12" draw:id="id12" draw:layer="layout" draw:type="line" svg:x1="4.159cm" svg:y1="5.94cm" svg:x2="0.701cm" svg:y2="7.464cm" draw:start-shape="id2" draw:start-glue-point="2" draw:end-shape="id10" svg:d="M4159 5940l-3458 1524" svg:viewBox="0 0 3459 1525">
          <text:p/>
        </draw:connector>
        <draw:connector draw:style-name="gr16" draw:text-style-name="P9" draw:layer="layout" draw:type="line" svg:x1="4.159cm" svg:y1="5.94cm" svg:x2="7.701cm" svg:y2="7.464cm" draw:start-shape="id2" draw:start-glue-point="2" draw:end-shape="id9" draw:end-glue-point="0" svg:d="M4159 5940l3542 1524" svg:viewBox="0 0 3543 1525">
          <text:p/>
        </draw:connector>
        <draw:connector draw:style-name="gr14" draw:text-style-name="P9" draw:layer="layout" draw:type="line" svg:x1="11.928cm" svg:y1="10.29cm" svg:x2="5.596cm" svg:y2="6.548cm" draw:start-shape="id11" draw:start-glue-point="6" svg:d="M11928 10290l-6332-3742" svg:viewBox="0 0 6333 3743">
          <text:p/>
        </draw:connector>
        <draw:connector draw:style-name="gr14" draw:text-style-name="P9" draw:layer="layout" draw:type="line" svg:x1="11.928cm" svg:y1="10.29cm" svg:x2="2.43cm" svg:y2="6.702cm" draw:start-shape="id11" draw:start-glue-point="6" draw:end-shape="id12" draw:end-glue-point="0" svg:d="M11928 10290l-9498-3588" svg:viewBox="0 0 9499 3589">
          <text:p/>
        </draw:connector>
        <draw:connector draw:style-name="gr14" draw:text-style-name="P9" draw:layer="layout" draw:type="line" svg:x1="11.928cm" svg:y1="10.29cm" svg:x2="4.188cm" svg:y2="10.369cm" draw:start-shape="id11" draw:start-glue-point="6" draw:end-shape="id13" draw:end-glue-point="0" svg:d="M11928 10290l-7740 79" svg:viewBox="0 0 7741 80">
          <text:p/>
        </draw:connector>
        <draw:custom-shape draw:style-name="gr17" draw:text-style-name="P11" draw:layer="layout" svg:width="2.47cm" svg:height="2.005cm" svg:x="12.272cm" svg:y="16.035cm">
          <text:p text:style-name="P10"><text:span text:style-name="T2">Beta</text:span></text:p>
          <text:p text:style-name="P10"><text:span text:style-name="T2">Testing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2" draw:layer="layout" svg:width="3.753cm" svg:height="0.958cm" svg:x="11.639cm" svg:y="18.246cm">
          <text:p/>
          <draw:enhanced-geometry svg:viewBox="0 0 21600 21600" draw:mirror-vertical="true" draw:mirror-horizontal="false" draw:glue-points="?f6 10800 10800 21600 ?f5 10800 10800 0" draw:text-areas="?f3 ?f3 ?f4 ?f4" draw:type="trapezoid" draw:modifiers="3156.3099630996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12" draw:layer="layout" svg:width="5.053cm" svg:height="0.913cm" svg:x="11.013cm" svg:y="19.477cm">
          <text:p/>
          <draw:enhanced-geometry svg:viewBox="0 0 21600 21600" draw:mirror-vertical="true" draw:mirror-horizontal="false" draw:glue-points="?f6 10800 10800 21600 ?f5 10800 10800 0" draw:text-areas="?f3 ?f3 ?f4 ?f4" draw:type="trapezoid" draw:modifiers="2312.6662001399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12" draw:layer="layout" svg:width="6.433cm" svg:height="0.913cm" svg:x="10.306cm" svg:y="20.657cm">
          <text:p/>
          <draw:enhanced-geometry svg:viewBox="0 0 21600 21600" draw:mirror-vertical="true" draw:mirror-horizontal="false" draw:glue-points="?f6 10800 10800 21600 ?f5 10800 10800 0" draw:text-areas="?f3 ?f3 ?f4 ?f4" draw:type="trapezoid" draw:modifiers="1938.0049464138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1" draw:text-style-name="P12" draw:layer="layout" svg:width="7.702cm" svg:height="0.936cm" svg:x="9.687cm" svg:y="21.821cm">
          <text:p/>
          <draw:enhanced-geometry svg:viewBox="0 0 21600 21600" draw:mirror-vertical="true" draw:mirror-horizontal="false" draw:glue-points="?f6 10800 10800 21600 ?f5 10800 10800 0" draw:text-areas="?f3 ?f3 ?f4 ?f4" draw:type="trapezoid" draw:modifiers="1538.9502762430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12" draw:layer="layout" svg:width="9.028cm" svg:height="0.914cm" svg:x="9.014cm" svg:y="23.046cm">
          <text:p/>
          <draw:enhanced-geometry svg:viewBox="0 0 21600 21600" draw:mirror-vertical="true" draw:mirror-horizontal="false" draw:glue-points="?f6 10800 10800 21600 ?f5 10800 10800 0" draw:text-areas="?f3 ?f3 ?f4 ?f4" draw:type="trapezoid" draw:modifiers="1347.35605170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3" draw:text-style-name="P4" draw:layer="layout" svg:width="10.33cm" svg:height="0.913cm" svg:x="8.363cm" svg:y="24.182cm">
          <text:p/>
          <draw:enhanced-geometry svg:viewBox="0 0 21600 21600" draw:mirror-vertical="true" draw:mirror-horizontal="false" draw:glue-points="?f6 10800 10800 21600 ?f5 10800 10800 0" draw:text-areas="?f3 ?f3 ?f4 ?f4" draw:type="trapezoid" draw:modifiers="1147.933247753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6" draw:layer="layout" svg:width="9.144cm" svg:height="0.806cm" svg:x="8.926cm" svg:y="24.282cm">
          <draw:text-box>
            <text:p text:style-name="P5"><text:span text:style-name="T1">Unit Testing: test each unit (method) individually</text:span></text:p>
          </draw:text-box>
        </draw:frame>
        <draw:frame draw:style-name="gr9" draw:text-style-name="P13" draw:layer="layout" svg:width="8.001cm" svg:height="1.243cm" svg:x="9.561cm" svg:y="22.893cm">
          <draw:text-box>
            <text:p text:style-name="P5"><text:span text:style-name="T2">Component Testing: test each class, file, module</text:span></text:p>
          </draw:text-box>
        </draw:frame>
        <draw:frame draw:style-name="gr9" draw:text-style-name="P13" draw:layer="layout" svg:width="6.477cm" svg:height="1.243cm" svg:x="10.323cm" svg:y="21.674cm">
          <draw:text-box>
            <text:p text:style-name="P5"><text:span text:style-name="T2">Integration Testing: test how modules interact with each other</text:span></text:p>
          </draw:text-box>
        </draw:frame>
        <draw:frame draw:style-name="gr9" draw:text-style-name="P13" draw:layer="layout" svg:width="6.35cm" svg:height="1.243cm" svg:x="10.323cm" svg:y="20.505cm">
          <draw:text-box>
            <text:p text:style-name="P5"><text:span text:style-name="T2">System Testing: test the overall functionality of the system</text:span></text:p>
          </draw:text-box>
        </draw:frame>
        <draw:frame draw:style-name="gr8" draw:text-style-name="P13" draw:layer="layout" svg:width="3.937cm" svg:height="0.806cm" svg:x="11.593cm" svg:y="19.596cm">
          <draw:text-box>
            <text:p text:style-name="P5"><text:span text:style-name="T2">Acceptance Testing</text:span></text:p>
          </draw:text-box>
        </draw:frame>
        <draw:frame draw:style-name="gr10" draw:text-style-name="P13" draw:layer="layout" svg:width="10.442cm" svg:height="0.747cm" svg:x="8.291cm" svg:y="18.367cm">
          <draw:text-box>
            <text:p text:style-name="P5"><text:span text:style-name="T2">Alpha Testing</text:span></text:p>
          </draw:text-box>
        </draw:frame>
      </draw:page>
      <draw:page draw:name="page2" draw:style-name="dp1" draw:master-page-name="Default">
        <draw:frame draw:style-name="gr24" draw:text-style-name="P14" xml:id="id15" draw:id="id15" draw:layer="layout" svg:width="2.97cm" svg:height="1.673cm" svg:x="3.54cm" svg:y="2.341cm">
          <draw:text-box>
            <text:p text:style-name="P5"><text:span text:style-name="T3">model /</text:span></text:p>
            <text:p text:style-name="P5"><text:span text:style-name="T3">structure</text:span></text:p>
          </draw:text-box>
        </draw:frame>
        <draw:frame draw:style-name="gr25" draw:text-style-name="P14" xml:id="id23" draw:id="id23" draw:layer="layout" svg:width="4.198cm" svg:height="1.673cm" svg:x="8.366cm" svg:y="2.341cm">
          <draw:text-box>
            <text:p text:style-name="P5"><text:span text:style-name="T3">test</text:span></text:p>
            <text:p text:style-name="P5"><text:span text:style-name="T3">requirements</text:span></text:p>
          </draw:text-box>
        </draw:frame>
        <draw:frame draw:style-name="gr25" draw:text-style-name="P14" xml:id="id16" draw:id="id16" draw:layer="layout" svg:width="4.198cm" svg:height="1.673cm" svg:x="8.366cm" svg:y="4.049cm">
          <draw:text-box>
            <text:p text:style-name="P5"><text:span text:style-name="T3">test</text:span></text:p>
            <text:p text:style-name="P5"><text:span text:style-name="T3">requirements</text:span></text:p>
          </draw:text-box>
        </draw:frame>
        <draw:frame draw:style-name="gr26" draw:text-style-name="P14" xml:id="id17" draw:id="id17" draw:layer="layout" svg:width="4.553cm" svg:height="2.384cm" svg:x="14.366cm" svg:y="1.985cm">
          <draw:text-box>
            <text:p text:style-name="P5"><text:span text:style-name="T3">refined</text:span></text:p>
            <text:p text:style-name="P5"><text:span text:style-name="T3">requirements /</text:span></text:p>
            <text:p text:style-name="P5"><text:span text:style-name="T3">test specs</text:span></text:p>
          </draw:text-box>
        </draw:frame>
        <draw:frame draw:style-name="gr27" draw:text-style-name="P14" xml:id="id22" draw:id="id22" draw:layer="layout" svg:width="2.195cm" svg:height="1.673cm" svg:x="4.477cm" svg:y="10.557cm">
          <draw:text-box>
            <text:p text:style-name="P5"><text:span text:style-name="T3">pass /</text:span></text:p>
            <text:p text:style-name="P5"><text:span text:style-name="T3">fail</text:span></text:p>
          </draw:text-box>
        </draw:frame>
        <draw:frame draw:style-name="gr28" draw:text-style-name="P14" xml:id="id21" draw:id="id21" draw:layer="layout" svg:width="2.369cm" svg:height="1.673cm" svg:x="8.478cm" svg:y="10.558cm">
          <draw:text-box>
            <text:p text:style-name="P5"><text:span text:style-name="T3">test</text:span></text:p>
            <text:p text:style-name="P5"><text:span text:style-name="T3">results</text:span></text:p>
          </draw:text-box>
        </draw:frame>
        <draw:frame draw:style-name="gr29" draw:text-style-name="P14" xml:id="id20" draw:id="id20" draw:layer="layout" svg:width="2.335cm" svg:height="1.673cm" svg:x="12.479cm" svg:y="10.559cm">
          <draw:text-box>
            <text:p text:style-name="P5"><text:span text:style-name="T3">test</text:span></text:p>
            <text:p text:style-name="P5"><text:span text:style-name="T3">scripts</text:span></text:p>
          </draw:text-box>
        </draw:frame>
        <draw:frame draw:style-name="gr30" draw:text-style-name="P14" xml:id="id19" draw:id="id19" draw:layer="layout" svg:width="2.157cm" svg:height="1.673cm" svg:x="16.48cm" svg:y="10.56cm">
          <draw:text-box>
            <text:p text:style-name="P5"><text:span text:style-name="T3">test</text:span></text:p>
            <text:p text:style-name="P5"><text:span text:style-name="T3">cases</text:span></text:p>
          </draw:text-box>
        </draw:frame>
        <draw:frame draw:style-name="gr31" draw:text-style-name="P14" xml:id="id18" draw:id="id18" draw:layer="layout" svg:width="2.331cm" svg:height="1.673cm" svg:x="19.481cm" svg:y="7.561cm">
          <draw:text-box>
            <text:p text:style-name="P5"><text:span text:style-name="T3">input</text:span></text:p>
            <text:p text:style-name="P5"><text:span text:style-name="T3">values</text:span></text:p>
          </draw:text-box>
        </draw:frame>
        <draw:frame draw:style-name="gr32" draw:text-style-name="P14" xml:id="id14" draw:id="id14" draw:layer="layout" svg:width="2.898cm" svg:height="1.673cm" svg:x="0.482cm" svg:y="7.562cm">
          <draw:text-box>
            <text:p text:style-name="P5"><text:span text:style-name="T3">software</text:span></text:p>
            <text:p text:style-name="P5"><text:span text:style-name="T3">artifact</text:span></text:p>
          </draw:text-box>
        </draw:frame>
        <draw:connector draw:style-name="gr33" draw:text-style-name="P15" draw:layer="layout" draw:type="curve" svg:x1="1.931cm" svg:y1="7.562cm" svg:x2="3.54cm" svg:y2="3.177cm" draw:start-shape="id14" draw:start-glue-point="0" draw:end-shape="id15" draw:end-glue-point="3" svg:d="M1931 7562c0-2924 536-4385 1609-4385" svg:viewBox="0 0 1610 4386">
          <text:p/>
        </draw:connector>
        <draw:connector draw:style-name="gr33" draw:text-style-name="P15" draw:layer="layout" draw:type="curve" svg:x1="1.931cm" svg:y1="7.562cm" svg:x2="8.366cm" svg:y2="4.885cm" draw:start-shape="id14" draw:start-glue-point="0" draw:end-shape="id16" draw:end-glue-point="3" svg:d="M1931 7562c0-1785 2145-2677 6435-2677" svg:viewBox="0 0 6436 2678">
          <text:p/>
        </draw:connector>
        <draw:connector draw:style-name="gr33" draw:text-style-name="P15" draw:layer="layout" draw:type="curve" svg:x1="12.564cm" svg:y1="4.885cm" svg:x2="14.366cm" svg:y2="3.177cm" draw:start-shape="id16" draw:start-glue-point="1" draw:end-shape="id17" draw:end-glue-point="3" svg:d="M12564 4885c1351 0 451-1708 1802-1708" svg:viewBox="0 0 1803 1709">
          <text:p/>
        </draw:connector>
        <draw:connector draw:style-name="gr33" draw:text-style-name="P15" draw:layer="layout" draw:type="curve" svg:x1="18.919cm" svg:y1="3.177cm" svg:x2="20.646cm" svg:y2="7.561cm" draw:start-shape="id17" draw:start-glue-point="1" draw:end-shape="id18" draw:end-glue-point="0" svg:d="M18919 3177c1152 0 1727 1461 1727 4384" svg:viewBox="0 0 1728 4385">
          <text:p/>
        </draw:connector>
        <draw:connector draw:style-name="gr33" draw:text-style-name="P15" draw:layer="layout" draw:type="curve" svg:x1="20.646cm" svg:y1="9.234cm" svg:x2="18.637cm" svg:y2="11.396cm" draw:start-shape="id18" draw:start-glue-point="2" draw:end-shape="id19" draw:end-glue-point="1" svg:d="M20646 9234c0 1442-669 2162-2009 2162" svg:viewBox="0 0 2010 2163">
          <text:p/>
        </draw:connector>
        <draw:connector draw:style-name="gr33" draw:text-style-name="P15" draw:layer="layout" draw:type="line" svg:x1="16.48cm" svg:y1="11.396cm" svg:x2="14.814cm" svg:y2="11.395cm" draw:start-shape="id19" draw:start-glue-point="3" draw:end-shape="id20" draw:end-glue-point="1" svg:d="M16480 11396l-1666-1" svg:viewBox="0 0 1667 2">
          <text:p/>
        </draw:connector>
        <draw:connector draw:style-name="gr33" draw:text-style-name="P15" draw:layer="layout" draw:type="line" svg:x1="12.479cm" svg:y1="11.395cm" svg:x2="10.847cm" svg:y2="11.394cm" draw:start-shape="id20" draw:start-glue-point="3" draw:end-shape="id21" draw:end-glue-point="1" svg:d="M12479 11395l-1632-1" svg:viewBox="0 0 1633 2">
          <text:p/>
        </draw:connector>
        <draw:connector draw:style-name="gr33" draw:text-style-name="P15" draw:layer="layout" draw:type="line" svg:x1="8.478cm" svg:y1="11.394cm" svg:x2="6.672cm" svg:y2="11.393cm" draw:start-shape="id21" draw:start-glue-point="3" draw:end-shape="id22" draw:end-glue-point="1" svg:d="M8478 11394l-1806-1" svg:viewBox="0 0 1807 2">
          <text:p/>
        </draw:connector>
        <draw:connector draw:style-name="gr33" draw:text-style-name="P15" draw:layer="layout" draw:type="line" svg:x1="6.51cm" svg:y1="3.177cm" svg:x2="8.366cm" svg:y2="3.177cm" draw:start-shape="id15" draw:start-glue-point="1" draw:end-shape="id23" draw:end-glue-point="3" svg:d="M6510 3177h1856" svg:viewBox="0 0 1857 1">
          <text:p/>
        </draw:connector>
        <draw:connector draw:style-name="gr33" draw:text-style-name="P15" draw:layer="layout" draw:type="line" svg:x1="12.564cm" svg:y1="3.177cm" svg:x2="14.366cm" svg:y2="3.177cm" draw:start-shape="id23" draw:start-glue-point="1" draw:end-shape="id17" draw:end-glue-point="3" svg:d="M12564 3177h1802" svg:viewBox="0 0 1803 1">
          <text:p/>
        </draw:connector>
        <draw:line draw:style-name="gr34" draw:text-style-name="P15" draw:layer="layout" svg:x1="-0.397cm" svg:y1="6.728cm" svg:x2="22.463cm" svg:y2="6.728cm">
          <text:p/>
        </draw:line>
        <draw:frame draw:style-name="gr35" draw:text-style-name="P16" draw:layer="layout" svg:width="5.197cm" svg:height="2.384cm" svg:x="3.637cm" svg:y="6.817cm">
          <draw:text-box>
            <text:p text:style-name="P5"><text:span text:style-name="T4">Implementation</text:span></text:p>
            <text:p text:style-name="P5"><text:span text:style-name="T4">Abstraction</text:span></text:p>
            <text:p text:style-name="P5"><text:span text:style-name="T4">Level</text:span></text:p>
          </draw:text-box>
        </draw:frame>
        <draw:frame draw:style-name="gr36" draw:text-style-name="P16" draw:layer="layout" svg:width="4.028cm" svg:height="2.384cm" svg:x="16.538cm" svg:y="4.417cm">
          <draw:text-box>
            <text:p text:style-name="P5"><text:span text:style-name="T4">Design</text:span></text:p>
            <text:p text:style-name="P5"><text:span text:style-name="T4">Abstraction</text:span></text:p>
            <text:p text:style-name="P5"><text:span text:style-name="T4">Level</text:span></text:p>
          </draw:text-box>
        </draw:frame>
        <draw:frame draw:style-name="gr24" draw:text-style-name="P14" xml:id="id25" draw:id="id25" draw:layer="layout" svg:width="2.97cm" svg:height="1.673cm" svg:x="3.54cm" svg:y="16.341cm">
          <draw:text-box>
            <text:p text:style-name="P5"><text:span text:style-name="T3">model /</text:span></text:p>
            <text:p text:style-name="P5"><text:span text:style-name="T3">structure</text:span></text:p>
          </draw:text-box>
        </draw:frame>
        <draw:frame draw:style-name="gr25" draw:text-style-name="P14" xml:id="id33" draw:id="id33" draw:layer="layout" svg:width="4.198cm" svg:height="1.673cm" svg:x="8.366cm" svg:y="16.341cm">
          <draw:text-box>
            <text:p text:style-name="P5"><text:span text:style-name="T3">test</text:span></text:p>
            <text:p text:style-name="P5"><text:span text:style-name="T3">requirements</text:span></text:p>
          </draw:text-box>
        </draw:frame>
        <draw:frame draw:style-name="gr25" draw:text-style-name="P14" xml:id="id26" draw:id="id26" draw:layer="layout" svg:width="4.198cm" svg:height="1.673cm" svg:x="8.366cm" svg:y="18.049cm">
          <draw:text-box>
            <text:p text:style-name="P5"><text:span text:style-name="T3">test</text:span></text:p>
            <text:p text:style-name="P5"><text:span text:style-name="T3">requirements</text:span></text:p>
          </draw:text-box>
        </draw:frame>
        <draw:frame draw:style-name="gr26" draw:text-style-name="P14" xml:id="id27" draw:id="id27" draw:layer="layout" svg:width="4.553cm" svg:height="2.384cm" svg:x="14.366cm" svg:y="15.985cm">
          <draw:text-box>
            <text:p text:style-name="P5"><text:span text:style-name="T3">refined</text:span></text:p>
            <text:p text:style-name="P5"><text:span text:style-name="T3">requirements /</text:span></text:p>
            <text:p text:style-name="P5"><text:span text:style-name="T3">test specs</text:span></text:p>
          </draw:text-box>
        </draw:frame>
        <draw:frame draw:style-name="gr27" draw:text-style-name="P14" xml:id="id32" draw:id="id32" draw:layer="layout" svg:width="2.195cm" svg:height="1.673cm" svg:x="4.477cm" svg:y="24.557cm">
          <draw:text-box>
            <text:p text:style-name="P5"><text:span text:style-name="T3">pass /</text:span></text:p>
            <text:p text:style-name="P5"><text:span text:style-name="T3">fail</text:span></text:p>
          </draw:text-box>
        </draw:frame>
        <draw:frame draw:style-name="gr28" draw:text-style-name="P14" xml:id="id31" draw:id="id31" draw:layer="layout" svg:width="2.369cm" svg:height="1.673cm" svg:x="8.478cm" svg:y="24.558cm">
          <draw:text-box>
            <text:p text:style-name="P5"><text:span text:style-name="T3">test</text:span></text:p>
            <text:p text:style-name="P5"><text:span text:style-name="T3">results</text:span></text:p>
          </draw:text-box>
        </draw:frame>
        <draw:frame draw:style-name="gr29" draw:text-style-name="P14" xml:id="id30" draw:id="id30" draw:layer="layout" svg:width="2.335cm" svg:height="1.673cm" svg:x="12.479cm" svg:y="24.559cm">
          <draw:text-box>
            <text:p text:style-name="P5"><text:span text:style-name="T3">test</text:span></text:p>
            <text:p text:style-name="P5"><text:span text:style-name="T3">scripts</text:span></text:p>
          </draw:text-box>
        </draw:frame>
        <draw:frame draw:style-name="gr30" draw:text-style-name="P14" xml:id="id29" draw:id="id29" draw:layer="layout" svg:width="2.157cm" svg:height="1.673cm" svg:x="16.48cm" svg:y="24.56cm">
          <draw:text-box>
            <text:p text:style-name="P5"><text:span text:style-name="T3">test</text:span></text:p>
            <text:p text:style-name="P5"><text:span text:style-name="T3">cases</text:span></text:p>
          </draw:text-box>
        </draw:frame>
        <draw:frame draw:style-name="gr31" draw:text-style-name="P14" xml:id="id28" draw:id="id28" draw:layer="layout" svg:width="2.331cm" svg:height="1.673cm" svg:x="19.481cm" svg:y="21.561cm">
          <draw:text-box>
            <text:p text:style-name="P5"><text:span text:style-name="T3">input</text:span></text:p>
            <text:p text:style-name="P5"><text:span text:style-name="T3">values</text:span></text:p>
          </draw:text-box>
        </draw:frame>
        <draw:frame draw:style-name="gr32" draw:text-style-name="P14" xml:id="id24" draw:id="id24" draw:layer="layout" svg:width="2.898cm" svg:height="1.673cm" svg:x="0.482cm" svg:y="21.562cm">
          <draw:text-box>
            <text:p text:style-name="P5"><text:span text:style-name="T3">software</text:span></text:p>
            <text:p text:style-name="P5"><text:span text:style-name="T3">artifact</text:span></text:p>
          </draw:text-box>
        </draw:frame>
        <draw:connector draw:style-name="gr33" draw:text-style-name="P15" draw:layer="layout" draw:type="curve" svg:x1="1.931cm" svg:y1="21.562cm" svg:x2="3.54cm" svg:y2="17.177cm" draw:start-shape="id24" draw:start-glue-point="0" draw:end-shape="id25" draw:end-glue-point="3" svg:d="M1931 21562c0-2924 536-4385 1609-4385" svg:viewBox="0 0 1610 4386">
          <text:p/>
        </draw:connector>
        <draw:connector draw:style-name="gr33" draw:text-style-name="P15" draw:layer="layout" draw:type="curve" svg:x1="1.931cm" svg:y1="21.562cm" svg:x2="8.366cm" svg:y2="18.885cm" draw:start-shape="id24" draw:start-glue-point="0" draw:end-shape="id26" draw:end-glue-point="3" svg:d="M1931 21562c0-1785 2145-2677 6435-2677" svg:viewBox="0 0 6436 2678">
          <text:p/>
        </draw:connector>
        <draw:connector draw:style-name="gr33" draw:text-style-name="P15" draw:layer="layout" draw:type="curve" svg:x1="12.564cm" svg:y1="18.885cm" svg:x2="14.366cm" svg:y2="17.177cm" draw:start-shape="id26" draw:start-glue-point="1" draw:end-shape="id27" draw:end-glue-point="3" svg:d="M12564 18885c1351 0 451-1708 1802-1708" svg:viewBox="0 0 1803 1709">
          <text:p/>
        </draw:connector>
        <draw:connector draw:style-name="gr33" draw:text-style-name="P15" draw:layer="layout" draw:type="curve" svg:x1="18.919cm" svg:y1="17.177cm" svg:x2="20.646cm" svg:y2="21.561cm" draw:start-shape="id27" draw:start-glue-point="1" draw:end-shape="id28" draw:end-glue-point="0" svg:d="M18919 17177c1152 0 1727 1461 1727 4384" svg:viewBox="0 0 1728 4385">
          <text:p/>
        </draw:connector>
        <draw:connector draw:style-name="gr33" draw:text-style-name="P15" draw:layer="layout" draw:type="curve" svg:x1="20.646cm" svg:y1="23.234cm" svg:x2="18.637cm" svg:y2="25.396cm" draw:start-shape="id28" draw:start-glue-point="2" draw:end-shape="id29" draw:end-glue-point="1" svg:d="M20646 23234c0 1442-669 2162-2009 2162" svg:viewBox="0 0 2010 2163">
          <text:p/>
        </draw:connector>
        <draw:connector draw:style-name="gr33" draw:text-style-name="P15" draw:layer="layout" draw:type="line" svg:x1="16.48cm" svg:y1="25.396cm" svg:x2="14.814cm" svg:y2="25.395cm" draw:start-shape="id29" draw:start-glue-point="3" draw:end-shape="id30" draw:end-glue-point="1" svg:d="M16480 25396l-1666-1" svg:viewBox="0 0 1667 2">
          <text:p/>
        </draw:connector>
        <draw:connector draw:style-name="gr33" draw:text-style-name="P15" draw:layer="layout" draw:type="line" svg:x1="12.479cm" svg:y1="25.395cm" svg:x2="10.847cm" svg:y2="25.394cm" draw:start-shape="id30" draw:start-glue-point="3" draw:end-shape="id31" draw:end-glue-point="1" svg:d="M12479 25395l-1632-1" svg:viewBox="0 0 1633 2">
          <text:p/>
        </draw:connector>
        <draw:connector draw:style-name="gr33" draw:text-style-name="P15" draw:layer="layout" draw:type="line" svg:x1="8.478cm" svg:y1="25.394cm" svg:x2="6.672cm" svg:y2="25.393cm" draw:start-shape="id31" draw:start-glue-point="3" draw:end-shape="id32" draw:end-glue-point="1" svg:d="M8478 25394l-1806-1" svg:viewBox="0 0 1807 2">
          <text:p/>
        </draw:connector>
        <draw:connector draw:style-name="gr33" draw:text-style-name="P15" draw:layer="layout" draw:type="line" svg:x1="6.51cm" svg:y1="17.177cm" svg:x2="8.366cm" svg:y2="17.177cm" draw:start-shape="id25" draw:start-glue-point="1" draw:end-shape="id33" draw:end-glue-point="3" svg:d="M6510 17177h1856" svg:viewBox="0 0 1857 1">
          <text:p/>
        </draw:connector>
        <draw:connector draw:style-name="gr33" draw:text-style-name="P15" draw:layer="layout" draw:type="line" svg:x1="12.564cm" svg:y1="17.177cm" svg:x2="14.366cm" svg:y2="17.177cm" draw:start-shape="id33" draw:start-glue-point="1" draw:end-shape="id27" draw:end-glue-point="3" svg:d="M12564 17177h1802" svg:viewBox="0 0 1803 1">
          <text:p/>
        </draw:connector>
        <draw:line draw:style-name="gr37" draw:text-style-name="P15" draw:layer="layout" svg:x1="-0.397cm" svg:y1="20.728cm" svg:x2="22.463cm" svg:y2="20.728cm">
          <text:p/>
        </draw:line>
        <draw:frame draw:style-name="gr35" draw:text-style-name="P16" draw:layer="layout" svg:width="5.197cm" svg:height="2.384cm" svg:x="3.637cm" svg:y="20.817cm">
          <draw:text-box>
            <text:p text:style-name="P5"><text:span text:style-name="T4">Implementation</text:span></text:p>
            <text:p text:style-name="P5"><text:span text:style-name="T4">Abstraction</text:span></text:p>
            <text:p text:style-name="P5"><text:span text:style-name="T4">Level</text:span></text:p>
          </draw:text-box>
        </draw:frame>
        <draw:frame draw:style-name="gr36" draw:text-style-name="P16" draw:layer="layout" svg:width="4.028cm" svg:height="2.384cm" svg:x="16.538cm" svg:y="18.417cm">
          <draw:text-box>
            <text:p text:style-name="P5"><text:span text:style-name="T4">Design</text:span></text:p>
            <text:p text:style-name="P5"><text:span text:style-name="T4">Abstraction</text:span></text:p>
            <text:p text:style-name="P5"><text:span text:style-name="T4">Level</text:span></text:p>
          </draw:text-box>
        </draw:frame>
        <draw:custom-shape draw:style-name="gr38" draw:text-style-name="P9" xml:id="id34" draw:id="id34" draw:layer="layout" svg:width="1.299cm" svg:height="13.146cm" draw:transform="rotate (-1.42488680132817) translate (19.752cm 20.396cm)">
          <text:p/>
          <draw:enhanced-geometry svg:viewBox="0 0 21600 21600" draw:glue-points="21600 0 0 10800 21600 21600" draw:text-areas="13800 ?f9 21600 ?f10" draw:type="left-brace" draw:modifiers="910.10351363172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17" draw:layer="layout" svg:width="11.462cm" svg:height="0.962cm" svg:x="6.842cm" svg:y="23.733cm">
          <draw:text-box>
            <text:p><text:span text:style-name="T5">Evaluate <text:s text:c="6"/>Execute <text:s text:c="9"/>Automate</text:span></text:p>
          </draw:text-box>
        </draw:frame>
        <draw:frame draw:style-name="gr40" draw:text-style-name="P18" draw:layer="layout" svg:width="3.321cm" svg:height="2.384cm" svg:x="20.239cm" svg:y="24.214cm">
          <draw:text-box>
            <text:p><text:span text:style-name="T6">Prefix</text:span></text:p>
            <text:p><text:span text:style-name="T6">Postfix</text:span></text:p>
            <text:p><text:span text:style-name="T6">Expected</text:span></text:p>
          </draw:text-box>
        </draw:frame>
        <draw:frame draw:style-name="gr41" draw:text-style-name="P18" draw:layer="layout" svg:width="3.249cm" svg:height="0.962cm" svg:x="20.304cm" svg:y="17.51cm">
          <draw:text-box>
            <text:p><text:span text:style-name="T6">Generate</text:span></text:p>
          </draw:text-box>
        </draw:frame>
        <draw:connector draw:style-name="gr42" draw:text-style-name="P15" draw:layer="layout" draw:type="curve" svg:x1="13.249cm" svg:y1="21.355cm" svg:x2="10.465cm" svg:y2="19.722cm" draw:start-shape="id34" draw:start-glue-point="5" draw:end-shape="id26" svg:d="M13249 21355c0-1425-2784-609-2784-1633" svg:viewBox="0 0 2785 1634">
          <text:p/>
        </draw:connector>
        <draw:connector draw:style-name="gr42" draw:text-style-name="P15" draw:layer="layout" draw:type="curve" svg:x1="13.249cm" svg:y1="21.355cm" svg:x2="16.642cm" svg:y2="18.369cm" draw:start-shape="id34" draw:start-glue-point="5" draw:end-shape="id27" svg:d="M13249 21355c0-2439 3393-946 3393-2986" svg:viewBox="0 0 3394 2987">
          <text:p/>
        </draw:connector>
        <draw:frame draw:style-name="gr43" draw:text-style-name="P18" draw:layer="layout" svg:width="3.004cm" svg:height="0.962cm" svg:x="-0.7cm" svg:y="17.764cm">
          <draw:text-box>
            <text:p><text:span text:style-name="T6">analysis</text:span></text:p>
          </draw:text-box>
        </draw:frame>
        <draw:frame draw:style-name="gr44" draw:text-style-name="P18" draw:layer="layout" svg:width="3.004cm" svg:height="1.673cm" svg:x="3.4cm" svg:y="18.364cm">
          <draw:text-box>
            <text:p><text:span text:style-name="T6">domain</text:span></text:p>
            <text:p><text:span text:style-name="T6">analysis</text:span></text:p>
          </draw:text-box>
        </draw:frame>
        <draw:frame draw:style-name="gr45" draw:text-style-name="P18" draw:layer="layout" svg:width="8.287cm" svg:height="0.962cm" svg:x="6.461cm" svg:y="15.732cm">
          <draw:text-box>
            <text:p><text:span text:style-name="T6">Criterion <text:s text:c="17"/>Refine</text:span></text:p>
          </draw:text-box>
        </draw:frame>
        <draw:frame draw:style-name="gr46" draw:text-style-name="P18" draw:layer="layout" svg:width="3.427cm" svg:height="0.962cm" draw:transform="rotate (0.15707963267949) translate (11.672cm 22.419cm)">
          <draw:text-box>
            <text:p><text:span text:style-name="T6">Feedback</text:span></text:p>
          </draw:text-box>
        </draw:frame>
      </draw:page>
      <draw:page draw:name="page3" draw:style-name="dp1" draw:master-page-name="Default">
        <draw:frame draw:style-name="gr24" draw:text-style-name="P14" xml:id="id36" draw:id="id36" draw:layer="layout" svg:width="2.97cm" svg:height="1.673cm" svg:x="3.54cm" svg:y="2.341cm">
          <draw:text-box>
            <text:p text:style-name="P5"><text:span text:style-name="T3">model /</text:span></text:p>
            <text:p text:style-name="P5"><text:span text:style-name="T3">structure</text:span></text:p>
          </draw:text-box>
        </draw:frame>
        <draw:frame draw:style-name="gr25" draw:text-style-name="P14" xml:id="id44" draw:id="id44" draw:layer="layout" svg:width="4.198cm" svg:height="1.673cm" svg:x="8.366cm" svg:y="2.341cm">
          <draw:text-box>
            <text:p text:style-name="P5"><text:span text:style-name="T3">test</text:span></text:p>
            <text:p text:style-name="P5"><text:span text:style-name="T3">requirements</text:span></text:p>
          </draw:text-box>
        </draw:frame>
        <draw:frame draw:style-name="gr25" draw:text-style-name="P14" xml:id="id37" draw:id="id37" draw:layer="layout" svg:width="4.198cm" svg:height="1.673cm" svg:x="8.366cm" svg:y="4.049cm">
          <draw:text-box>
            <text:p text:style-name="P5"><text:span text:style-name="T3">test</text:span></text:p>
            <text:p text:style-name="P5"><text:span text:style-name="T3">requirements</text:span></text:p>
          </draw:text-box>
        </draw:frame>
        <draw:frame draw:style-name="gr26" draw:text-style-name="P14" xml:id="id38" draw:id="id38" draw:layer="layout" svg:width="4.553cm" svg:height="2.384cm" svg:x="14.366cm" svg:y="1.985cm">
          <draw:text-box>
            <text:p text:style-name="P5"><text:span text:style-name="T3">refined</text:span></text:p>
            <text:p text:style-name="P5"><text:span text:style-name="T3">requirements /</text:span></text:p>
            <text:p text:style-name="P5"><text:span text:style-name="T3">test specs</text:span></text:p>
          </draw:text-box>
        </draw:frame>
        <draw:frame draw:style-name="gr27" draw:text-style-name="P14" xml:id="id43" draw:id="id43" draw:layer="layout" svg:width="2.195cm" svg:height="1.673cm" svg:x="4.477cm" svg:y="10.557cm">
          <draw:text-box>
            <text:p text:style-name="P5"><text:span text:style-name="T3">pass /</text:span></text:p>
            <text:p text:style-name="P5"><text:span text:style-name="T3">fail</text:span></text:p>
          </draw:text-box>
        </draw:frame>
        <draw:frame draw:style-name="gr28" draw:text-style-name="P14" xml:id="id42" draw:id="id42" draw:layer="layout" svg:width="2.369cm" svg:height="1.673cm" svg:x="8.478cm" svg:y="10.558cm">
          <draw:text-box>
            <text:p text:style-name="P5"><text:span text:style-name="T3">test</text:span></text:p>
            <text:p text:style-name="P5"><text:span text:style-name="T3">results</text:span></text:p>
          </draw:text-box>
        </draw:frame>
        <draw:frame draw:style-name="gr29" draw:text-style-name="P14" xml:id="id41" draw:id="id41" draw:layer="layout" svg:width="2.335cm" svg:height="1.673cm" svg:x="12.479cm" svg:y="10.559cm">
          <draw:text-box>
            <text:p text:style-name="P5"><text:span text:style-name="T3">test</text:span></text:p>
            <text:p text:style-name="P5"><text:span text:style-name="T3">scripts</text:span></text:p>
          </draw:text-box>
        </draw:frame>
        <draw:frame draw:style-name="gr30" draw:text-style-name="P14" xml:id="id40" draw:id="id40" draw:layer="layout" svg:width="2.157cm" svg:height="1.673cm" svg:x="16.48cm" svg:y="10.56cm">
          <draw:text-box>
            <text:p text:style-name="P5"><text:span text:style-name="T3">test</text:span></text:p>
            <text:p text:style-name="P5"><text:span text:style-name="T3">cases</text:span></text:p>
          </draw:text-box>
        </draw:frame>
        <draw:frame draw:style-name="gr31" draw:text-style-name="P14" xml:id="id39" draw:id="id39" draw:layer="layout" svg:width="2.331cm" svg:height="1.673cm" svg:x="19.481cm" svg:y="7.561cm">
          <draw:text-box>
            <text:p text:style-name="P5"><text:span text:style-name="T3">input</text:span></text:p>
            <text:p text:style-name="P5"><text:span text:style-name="T3">values</text:span></text:p>
          </draw:text-box>
        </draw:frame>
        <draw:frame draw:style-name="gr32" draw:text-style-name="P14" xml:id="id35" draw:id="id35" draw:layer="layout" svg:width="2.898cm" svg:height="1.673cm" svg:x="0.482cm" svg:y="7.562cm">
          <draw:text-box>
            <text:p text:style-name="P5"><text:span text:style-name="T3">software</text:span></text:p>
            <text:p text:style-name="P5"><text:span text:style-name="T3">artifact</text:span></text:p>
          </draw:text-box>
        </draw:frame>
        <draw:connector draw:style-name="gr33" draw:text-style-name="P15" draw:layer="layout" draw:type="curve" svg:x1="1.931cm" svg:y1="7.562cm" svg:x2="3.54cm" svg:y2="3.177cm" draw:start-shape="id35" draw:start-glue-point="0" draw:end-shape="id36" draw:end-glue-point="3" svg:d="M1931 7562c0-2924 536-4385 1609-4385" svg:viewBox="0 0 1610 4386">
          <text:p/>
        </draw:connector>
        <draw:connector draw:style-name="gr33" draw:text-style-name="P15" draw:layer="layout" draw:type="curve" svg:x1="1.931cm" svg:y1="7.562cm" svg:x2="8.366cm" svg:y2="4.885cm" draw:start-shape="id35" draw:start-glue-point="0" draw:end-shape="id37" draw:end-glue-point="3" svg:d="M1931 7562c0-1785 2145-2677 6435-2677" svg:viewBox="0 0 6436 2678">
          <text:p/>
        </draw:connector>
        <draw:connector draw:style-name="gr33" draw:text-style-name="P15" draw:layer="layout" draw:type="curve" svg:x1="12.564cm" svg:y1="4.885cm" svg:x2="14.366cm" svg:y2="3.177cm" draw:start-shape="id37" draw:start-glue-point="1" draw:end-shape="id38" draw:end-glue-point="3" svg:d="M12564 4885c1351 0 451-1708 1802-1708" svg:viewBox="0 0 1803 1709">
          <text:p/>
        </draw:connector>
        <draw:connector draw:style-name="gr33" draw:text-style-name="P15" draw:layer="layout" draw:type="curve" svg:x1="18.919cm" svg:y1="3.177cm" svg:x2="20.646cm" svg:y2="7.561cm" draw:start-shape="id38" draw:start-glue-point="1" draw:end-shape="id39" draw:end-glue-point="0" svg:d="M18919 3177c1152 0 1727 1461 1727 4384" svg:viewBox="0 0 1728 4385">
          <text:p/>
        </draw:connector>
        <draw:connector draw:style-name="gr33" draw:text-style-name="P15" draw:layer="layout" draw:type="curve" svg:x1="20.646cm" svg:y1="9.234cm" svg:x2="18.637cm" svg:y2="11.396cm" draw:start-shape="id39" draw:start-glue-point="2" draw:end-shape="id40" draw:end-glue-point="1" svg:d="M20646 9234c0 1442-669 2162-2009 2162" svg:viewBox="0 0 2010 2163">
          <text:p/>
        </draw:connector>
        <draw:connector draw:style-name="gr33" draw:text-style-name="P15" draw:layer="layout" draw:type="line" svg:x1="16.48cm" svg:y1="11.396cm" svg:x2="14.814cm" svg:y2="11.395cm" draw:start-shape="id40" draw:start-glue-point="3" draw:end-shape="id41" draw:end-glue-point="1" svg:d="M16480 11396l-1666-1" svg:viewBox="0 0 1667 2">
          <text:p/>
        </draw:connector>
        <draw:connector draw:style-name="gr33" draw:text-style-name="P15" draw:layer="layout" draw:type="line" svg:x1="12.479cm" svg:y1="11.395cm" svg:x2="10.847cm" svg:y2="11.394cm" draw:start-shape="id41" draw:start-glue-point="3" draw:end-shape="id42" draw:end-glue-point="1" svg:d="M12479 11395l-1632-1" svg:viewBox="0 0 1633 2">
          <text:p/>
        </draw:connector>
        <draw:connector draw:style-name="gr33" draw:text-style-name="P15" draw:layer="layout" draw:type="line" svg:x1="8.478cm" svg:y1="11.394cm" svg:x2="6.672cm" svg:y2="11.393cm" draw:start-shape="id42" draw:start-glue-point="3" draw:end-shape="id43" draw:end-glue-point="1" svg:d="M8478 11394l-1806-1" svg:viewBox="0 0 1807 2">
          <text:p/>
        </draw:connector>
        <draw:connector draw:style-name="gr33" draw:text-style-name="P15" draw:layer="layout" draw:type="line" svg:x1="6.51cm" svg:y1="3.177cm" svg:x2="8.366cm" svg:y2="3.177cm" draw:start-shape="id36" draw:start-glue-point="1" draw:end-shape="id44" draw:end-glue-point="3" svg:d="M6510 3177h1856" svg:viewBox="0 0 1857 1">
          <text:p/>
        </draw:connector>
        <draw:connector draw:style-name="gr33" draw:text-style-name="P15" draw:layer="layout" draw:type="line" svg:x1="12.564cm" svg:y1="3.177cm" svg:x2="14.366cm" svg:y2="3.177cm" draw:start-shape="id44" draw:start-glue-point="1" draw:end-shape="id38" draw:end-glue-point="3" svg:d="M12564 3177h1802" svg:viewBox="0 0 1803 1">
          <text:p/>
        </draw:connector>
        <draw:line draw:style-name="gr34" draw:text-style-name="P15" draw:layer="layout" svg:x1="-0.397cm" svg:y1="6.728cm" svg:x2="22.463cm" svg:y2="6.728cm">
          <text:p/>
        </draw:line>
        <draw:frame draw:style-name="gr35" draw:text-style-name="P16" draw:layer="layout" svg:width="5.197cm" svg:height="2.384cm" svg:x="3.637cm" svg:y="6.817cm">
          <draw:text-box>
            <text:p text:style-name="P5"><text:span text:style-name="T4">Implementation</text:span></text:p>
            <text:p text:style-name="P5"><text:span text:style-name="T4">Abstraction</text:span></text:p>
            <text:p text:style-name="P5"><text:span text:style-name="T4">Level</text:span></text:p>
          </draw:text-box>
        </draw:frame>
        <draw:frame draw:style-name="gr36" draw:text-style-name="P16" draw:layer="layout" svg:width="4.028cm" svg:height="2.384cm" svg:x="16.538cm" svg:y="4.417cm">
          <draw:text-box>
            <text:p text:style-name="P5"><text:span text:style-name="T4">Design</text:span></text:p>
            <text:p text:style-name="P5"><text:span text:style-name="T4">Abstraction</text:span></text:p>
            <text:p text:style-name="P5"><text:span text:style-name="T4">Level</text:span></text:p>
          </draw:text-box>
        </draw:frame>
        <draw:custom-shape draw:style-name="gr47" draw:text-style-name="P20" draw:layer="layout" svg:width="16.891cm" svg:height="4.318cm" svg:x="2.27cm" svg:y="1.254cm">
          <text:p text:style-name="P19"><text:span text:style-name="T4">Test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1" draw:layer="layout" svg:width="4.064cm" svg:height="3.918cm" svg:x="3.413cm" svg:y="10.29cm">
          <text:p text:style-name="P19"><text:span text:style-name="T4">Test</text:span></text:p>
          <text:p text:style-name="P19"><text:span text:style-name="T4"><text:s/></text:span><text:span text:style-name="T4">Evalu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1" draw:layer="layout" svg:width="4.101cm" svg:height="3.918cm" svg:x="7.985cm" svg:y="10.29cm">
          <text:p text:style-name="P19"><text:span text:style-name="T4">Test</text:span></text:p>
          <text:p text:style-name="P19"><text:span text:style-name="T4">Exec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1" draw:layer="layout" svg:width="8.427cm" svg:height="3.683cm" svg:x="12.385cm" svg:y="9.89cm">
          <text:p text:style-name="P19"><text:span text:style-name="T4">Test Auto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1" draw:layer="layout" svg:width="10.287cm" svg:height="2.286cm" svg:x="9.001cm" svg:y="7.223cm">
          <text:p text:style-name="P19"><text:span text:style-name="T4">Raising our abstraction level </text:span></text:p>
          <text:p text:style-name="P19"><text:span text:style-name="T4">makes test design MUCH easier</text:span></text:p>
          <draw:enhanced-geometry svg:viewBox="0 0 21600 21600" draw:type="rectangle" draw:enhanced-path="M 0 0 L 21600 0 21600 21600 0 21600 0 0 Z N"/>
        </draw:custom-shape>
        <draw:custom-shape draw:style-name="gr52" draw:text-style-name="P23" xml:id="id45" draw:id="id45" draw:layer="layout" svg:width="1.143cm" svg:height="1.143cm" svg:x="4.683cm" svg:y="17.002cm">
          <text:p text:style-name="P22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xml:id="id46" draw:id="id46" draw:layer="layout" svg:width="1.143cm" svg:height="1.143cm" svg:x="4.682cm" svg:y="20.001cm">
          <text:p text:style-name="P22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xml:id="id48" draw:id="id48" draw:layer="layout" svg:width="1.143cm" svg:height="1.143cm" svg:x="6.681cm" svg:y="22cm">
          <text:p text:style-name="P22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143cm" svg:height="1.143cm" svg:x="8.68cm" svg:y="23.999cm">
          <text:p text:style-name="P22"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143cm" svg:height="1.143cm" svg:x="2.679cm" svg:y="23.998cm">
          <text:p text:style-name="P22"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47" draw:id="id47" draw:layer="layout" svg:width="1.414cm" svg:height="1.414cm" svg:x="2.524cm" svg:y="2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49" draw:id="id49" draw:layer="layout" svg:width="1.414cm" svg:height="1.414cm" svg:x="8.523cm" svg:y="2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25" draw:layer="layout" draw:type="line" svg:x1="5.255cm" svg:y1="18.145cm" svg:x2="5.254cm" svg:y2="20.001cm" draw:start-shape="id45" draw:start-glue-point="8" draw:end-shape="id46" draw:end-glue-point="4" svg:d="M5255 18145l-1 1856" svg:viewBox="0 0 2 1857">
          <text:p/>
        </draw:connector>
        <draw:connector draw:style-name="gr54" draw:text-style-name="P25" draw:layer="layout" draw:type="line" svg:x1="4.849cm" svg:y1="20.977cm" svg:x2="3.231cm" svg:y2="23.843cm" draw:start-shape="id46" draw:start-glue-point="7" draw:end-shape="id47" draw:end-glue-point="4" svg:d="M4849 20977l-1618 2866" svg:viewBox="0 0 1619 2867">
          <text:p/>
        </draw:connector>
        <draw:connector draw:style-name="gr54" draw:text-style-name="P25" draw:layer="layout" draw:type="line" svg:x1="5.658cm" svg:y1="20.977cm" svg:x2="6.848cm" svg:y2="22.167cm" draw:start-shape="id46" draw:start-glue-point="9" draw:end-shape="id48" draw:end-glue-point="5" svg:d="M5658 20977l1190 1190" svg:viewBox="0 0 1191 1191">
          <text:p/>
        </draw:connector>
        <draw:connector draw:style-name="gr54" draw:text-style-name="P25" draw:layer="layout" draw:type="line" svg:x1="7.657cm" svg:y1="22.976cm" svg:x2="8.73cm" svg:y2="24.049cm" draw:start-shape="id48" draw:start-glue-point="9" draw:end-shape="id49" draw:end-glue-point="5" svg:d="M7657 22976l1073 1073" svg:viewBox="0 0 1074 1074">
          <text:p/>
        </draw:connector>
        <draw:connector draw:style-name="gr54" draw:text-style-name="P25" draw:layer="layout" draw:type="curve" svg:x1="6.848cm" svg:y1="22.976cm" svg:x2="5.254cm" svg:y2="21.144cm" draw:start-shape="id48" draw:start-glue-point="7" draw:end-shape="id46" draw:end-glue-point="8" svg:d="M6848 22976c-1063 0-1594-610-1594-1832" svg:viewBox="0 0 1595 1833">
          <text:p/>
        </draw:connector>
        <draw:frame draw:style-name="gr55" draw:text-style-name="P26" draw:layer="layout" svg:width="6.441cm" svg:height="0.962cm" svg:x="4.561cm" svg:y="15.894cm">
          <draw:text-box>
            <text:p><text:span text:style-name="T8">Control Flow Graph</text:span></text:p>
          </draw:text-box>
        </draw:frame>
        <draw:frame draw:style-name="gr56" draw:text-style-name="P27" draw:layer="layout" svg:width="1.721cm" svg:height="0.962cm" svg:x="6.588cm" svg:y="17.129cm">
          <draw:text-box>
            <text:p><text:span text:style-name="T9">i = 0</text:span></text:p>
          </draw:text-box>
        </draw:frame>
        <draw:frame draw:style-name="gr57" draw:text-style-name="P27" draw:layer="layout" svg:width="2.475cm" svg:height="0.962cm" svg:x="7.974cm" svg:y="25.511cm">
          <draw:text-box>
            <text:p><text:span text:style-name="T9">return i</text:span></text:p>
          </draw:text-box>
        </draw:frame>
        <draw:frame draw:style-name="gr58" draw:text-style-name="P27" draw:layer="layout" svg:width="2.898cm" svg:height="0.962cm" svg:x="1.875cm" svg:y="25.511cm">
          <draw:text-box>
            <text:p><text:span text:style-name="T9">return -1</text:span></text:p>
          </draw:text-box>
        </draw:frame>
        <draw:frame draw:style-name="gr59" draw:text-style-name="P27" draw:layer="layout" svg:width="0.82cm" svg:height="0.962cm" svg:x="8.212cm" svg:y="21.955cm">
          <draw:text-box>
            <text:p><text:span text:style-name="T9">if</text:span></text:p>
          </draw:text-box>
        </draw:frame>
        <draw:frame draw:style-name="gr60" draw:text-style-name="P27" draw:layer="layout" svg:width="4.329cm" svg:height="0.962cm" svg:x="6.161cm" svg:y="19.923cm">
          <draw:text-box>
            <text:p><text:span text:style-name="T9">i &lt; path.size()</text:span></text:p>
          </draw:text-box>
        </draw:frame>
        <draw:custom-shape draw:style-name="gr61" draw:text-style-name="P23" xml:id="id50" draw:id="id50" draw:layer="layout" svg:width="1.143cm" svg:height="1.143cm" svg:x="14.684cm" svg:y="16.981cm">
          <text:p text:style-name="P22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3" xml:id="id51" draw:id="id51" draw:layer="layout" svg:width="1.143cm" svg:height="1.143cm" svg:x="14.683cm" svg:y="19.98cm">
          <text:p text:style-name="P22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3" xml:id="id53" draw:id="id53" draw:layer="layout" svg:width="1.143cm" svg:height="1.143cm" svg:x="16.682cm" svg:y="21.979cm">
          <text:p text:style-name="P22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3" draw:layer="layout" svg:width="1.143cm" svg:height="1.143cm" svg:x="18.681cm" svg:y="23.978cm">
          <text:p text:style-name="P22"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3" draw:layer="layout" svg:width="1.143cm" svg:height="1.143cm" svg:x="12.68cm" svg:y="23.977cm">
          <text:p text:style-name="P22"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xml:id="id52" draw:id="id52" draw:layer="layout" svg:width="1.414cm" svg:height="1.414cm" svg:x="12.525cm" svg:y="23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xml:id="id54" draw:id="id54" draw:layer="layout" svg:width="1.414cm" svg:height="1.414cm" svg:x="18.524cm" svg:y="2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25" draw:layer="layout" draw:type="line" svg:x1="15.256cm" svg:y1="18.124cm" svg:x2="15.255cm" svg:y2="19.98cm" draw:start-shape="id50" draw:start-glue-point="8" draw:end-shape="id51" draw:end-glue-point="4" svg:d="M15256 18124l-1 1856" svg:viewBox="0 0 2 1857">
          <text:p/>
        </draw:connector>
        <draw:connector draw:style-name="gr54" draw:text-style-name="P25" draw:layer="layout" draw:type="line" svg:x1="14.85cm" svg:y1="20.956cm" svg:x2="13.232cm" svg:y2="23.822cm" draw:start-shape="id51" draw:start-glue-point="7" draw:end-shape="id52" draw:end-glue-point="4" svg:d="M14850 20956l-1618 2866" svg:viewBox="0 0 1619 2867">
          <text:p/>
        </draw:connector>
        <draw:connector draw:style-name="gr54" draw:text-style-name="P25" draw:layer="layout" draw:type="line" svg:x1="15.659cm" svg:y1="20.956cm" svg:x2="16.849cm" svg:y2="22.146cm" draw:start-shape="id51" draw:start-glue-point="9" draw:end-shape="id53" draw:end-glue-point="5" svg:d="M15659 20956l1190 1190" svg:viewBox="0 0 1191 1191">
          <text:p/>
        </draw:connector>
        <draw:connector draw:style-name="gr54" draw:text-style-name="P25" draw:layer="layout" draw:type="line" svg:x1="17.658cm" svg:y1="22.955cm" svg:x2="18.731cm" svg:y2="24.028cm" draw:start-shape="id53" draw:start-glue-point="9" draw:end-shape="id54" draw:end-glue-point="5" svg:d="M17658 22955l1073 1073" svg:viewBox="0 0 1074 1074">
          <text:p/>
        </draw:connector>
        <draw:connector draw:style-name="gr54" draw:text-style-name="P25" draw:layer="layout" draw:type="curve" svg:x1="16.849cm" svg:y1="22.955cm" svg:x2="15.255cm" svg:y2="21.123cm" draw:start-shape="id53" draw:start-glue-point="7" draw:end-shape="id51" draw:end-glue-point="8" svg:d="M16849 22955c-1063 0-1594-610-1594-1832" svg:viewBox="0 0 1595 183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Black" svg:font-family="'Roboto Black'" style:font-pitch="variable"/>
    <style:font-face style:name="Roboto Condensed" svg:font-family="'Roboto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1-24T19:38:11.629239238</meta:creation-date>
    <dc:date>2022-03-30T11:37:42.552590936</dc:date>
    <meta:editing-duration>PT20H26M27S</meta:editing-duration>
    <meta:editing-cycles>4</meta:editing-cycles>
    <meta:generator>LibreOffice/7.2.5.2$Linux_X86_64 LibreOffice_project/20$Build-2</meta:generator>
    <meta:document-statistic meta:object-count="160"/>
  </office:meta>
</office:document-meta>
</file>